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oject Summary: The Visual Time &amp; Distance Scheduler</text:h>
      <text:p text:style-name="Text_20_body">This document provides a high-level overview of the project, its purpose, core functionality, and the technology used.</text:p>
      <text:h text:style-name="Heading_20_4" text:outline-level="4">1. Project Goal &amp; Concept</text:h>
      <text:p text:style-name="Text_20_body">The primary goal of this project is to create a tangible, visual aid that represents a process occurring over a user-defined period and distance. The initial application is a creative tool to help children visualize a morning routine by moving a "school bus" cutout along a string towards a destination (e.g., their house).</text:p>
      <text:p text:style-name="Text_20_body">The user can define:</text:p>
      <text:list text:style-name="L1">
        <text:list-item>
          <text:p text:style-name="P1">A <text:span text:style-name="Strong_20_Emphasis">Start Time</text:span> (e.g., 07:00)</text:p>
        </text:list-item>
        <text:list-item>
          <text:p text:style-name="P1">An <text:span text:style-name="Strong_20_Emphasis">End Time</text:span> (e.g., 08:30)</text:p>
        </text:list-item>
        <text:list-item>
          <text:p text:style-name="P1">A <text:span text:style-name="Strong_20_Emphasis">Total Distance</text:span> the object should travel (e.g., 150 cm)</text:p>
        </text:list-item>
        <text:list-item>
          <text:p text:style-name="P1">The <text:span text:style-name="Strong_20_Emphasis">Direction</text:span> of travel (Clockwise or Counter-Clockwise)</text:p>
        </text:list-item>
      </text:list>
      <text:p text:style-name="Text_20_body">The device then calculates the precise, constant speed required for the "bus" to travel the specified distance, arriving exactly at the end time. This provides a constant-motion visual countdown, making abstract concepts like "time remaining" more concrete and understandable.</text:p>
      <text:h text:style-name="Heading_20_4" text:outline-level="4">2. Core Functionality</text:h>
      <text:list text:style-name="L2">
        <text:list-item>
          <text:p text:style-name="P2"><text:span text:style-name="Strong_20_Emphasis">User Input:</text:span> The user interacts with the device through a simple web page, accessible via a WiFi hotspot created by the device itself. This allows for input from any phone, tablet, or computer without needing a physical remote or display.</text:p>
        </text:list-item>
        <text:list-item>
          <text:p text:style-name="P2"><text:span text:style-name="Strong_20_Emphasis">Time &amp; Distance Calculation:</text:span> The system calculates the total duration (delta time) in minutes between the start and end times. It then calculates the required number of motor revolutions based on the input distance and the known circumference of the drive wheel.</text:p>
        </text:list-item>
        <text:list-item>
          <text:p text:style-name="P2"><text:span text:style-name="Strong_20_Emphasis">Precise RPM Calculation:</text:span> A key feature is the calculation of a precise, floating-point<text:tab/> Revolutions Per Minute (RPM) value required to meet the schedule.</text:p>
        </text:list-item>
        <text:list-item>
          <text:p text:style-name="P2"><text:span text:style-name="Strong_20_Emphasis">Stepper Motor Control:</text:span> The system uses a 28BYJ-48 geared stepper motor for accurate, step-by-step motion. To achieve the precise fractional RPM, the code employs a clever technique of dynamically configuring a local <text:span text:style-name="Source_20_Text">Stepper</text:span> object with a modified "steps per revolution" value, ensuring the motor's effective speed very closely matches the calculated target.</text:p>
        </text:list-item>
        <text:list-item>
          <text:p text:style-name="P2"><text:span text:style-name="Strong_20_Emphasis">Real-Time Clock (RTC):</text:span> A DS3231 RTC module is used to keep accurate time, ensuring the schedule is maintained even if the main controller loses power. The system uses the RTC to know when to start and stop the motor sequence.</text:p>
        </text:list-item>
      </text:list>
      <text:h text:style-name="Heading_20_4" text:outline-level="4"><text:soft-page-break/>3. Scope &amp; Technology</text:h>
      <text:p text:style-name="Text_20_body">This project evolved from an initial Arduino Mega-based prototype with physical inputs (IR remote, LCD) to a more modern and user-friendly system.</text:p>
      <text:list text:style-name="L3">
        <text:list-item>
          <text:p text:style-name="P3"><text:span text:style-name="Strong_20_Emphasis">Microcontroller:</text:span> <text:span text:style-name="Strong_20_Emphasis">ESP32 Development Board</text:span>. Chosen for its powerful dual-core processor, ample memory, and, most importantly, its built-in WiFi and Bluetooth capabilities, which are essential for creating the web server and access point.</text:p>
        </text:list-item>
        <text:list-item>
          <text:p text:style-name="P3"><text:span text:style-name="Strong_20_Emphasis">Motor &amp; Driver:</text:span> <text:span text:style-name="Strong_20_Emphasis">28BYJ-48 Stepper Motor</text:span> with a <text:span text:style-name="Strong_20_Emphasis">ULN2003 Driver Board</text:span>. This is a cost-effective and widely available combination that provides sufficient torque and precision for this application.</text:p>
        </text:list-item>
        <text:list-item>
          <text:p text:style-name="P3"><text:span text:style-name="Strong_20_Emphasis">Timekeeping:</text:span> <text:span text:style-name="Strong_20_Emphasis">DS3231 Real-Time Clock (RTC) Module</text:span>. Chosen for its high accuracy and battery backup. It communicates with the ESP32 via the I2C protocol.</text:p>
        </text:list-item>
        <text:list-item>
          <text:p text:style-name="P3"><text:span text:style-name="Strong_20_Emphasis">User Interface:</text:span> A <text:span text:style-name="Strong_20_Emphasis">Web Page</text:span> served directly from the ESP32. The ESP32 operates in <text:span text:style-name="Strong_20_Emphasis">Access Point (AP) mode</text:span>, creating its own WiFi network that a user can connect to.</text:p>
        </text:list-item>
        <text:list-item>
          <text:p text:style-name="P3"><text:span text:style-name="Strong_20_Emphasis">Programming Environment:</text:span> <text:span text:style-name="Strong_20_Emphasis">Arduino IDE</text:span> with the ESP32 board support package.</text:p>
        </text:list-item>
        <text:list-item>
          <text:p text:style-name="P3"><text:span text:style-name="Strong_20_Emphasis">Key Libraries:</text:span> <text:span text:style-name="Source_20_Text">ESPAsyncWebServer</text:span>, <text:span text:style-name="Source_20_Text">AsyncTCP</text:span>, <text:span text:style-name="Source_20_Text">RTClib</text:span>, and the standard <text:span text:style-name="Source_20_Text">Stepper</text:span> library.</text:p>
        </text:list-item>
      </text:list>
      <text:p text:style-name="Text_20_body">This setup results in a self-contained, network-enabled device that is easy to configure and use, making it ideal for creating multiple units for testing with famili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5T06:53:32.810359174</meta:creation-date>
    <dc:date>2026-01-25T07:09:35.335588085</dc:date>
    <meta:editing-duration>PT5M50S</meta:editing-duration>
    <meta:editing-cycles>1</meta:editing-cycles>
    <meta:document-statistic meta:table-count="0" meta:image-count="0" meta:object-count="0" meta:page-count="2" meta:paragraph-count="25" meta:word-count="552" meta:character-count="3483" meta:non-whitespace-character-count="2970"/>
    <meta:generator>LibreOffice/24.2.7.2$Linux_X86_64 LibreOffice_project/420$Build-2</meta:generator>
  </office:meta>
</office:document-meta>
</file>